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36.9mm"/>
    </style:style>
    <style:style style:name="co8" style:family="table-column">
      <style:table-column-properties fo:break-before="auto" style:column-width="72.05mm"/>
    </style:style>
    <style:style style:name="co9" style:family="table-column">
      <style:table-column-properties fo:break-before="auto" style:column-width="73.54mm"/>
    </style:style>
    <style:style style:name="co10" style:family="table-column">
      <style:table-column-properties fo:break-before="auto" style:column-width="56.44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20.8mm"/>
    </style:style>
    <style:style style:name="co13" style:family="table-column">
      <style:table-column-properties fo:break-before="auto" style:column-width="25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6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text-style style:name="N10100" number:language="uk" number:country="UA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9" style:family="table-cell" style:parent-style-name="Default" style:data-style-name="N12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0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2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64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" style:family="table-cell" style:parent-style-name="Default" style:data-style-name="N122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22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5" style:family="table-cell" style:parent-style-name="Default" style:data-style-name="N12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25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2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22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0" style:family="table-cell" style:parent-style-name="Default" style:data-style-name="N122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22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19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22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03" style:family="table-cell" style:parent-style-name="Default" style:data-style-name="N122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1" style:family="table-cell" style:parent-style-name="Default" style:data-style-name="N122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7" style:family="table-cell" style:parent-style-name="Default" style:data-style-name="N125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42" style:family="table-cell" style:parent-style-name="Default" style:data-style-name="N125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51" style:family="table-cell" style:parent-style-name="Default" style:data-style-name="N100">
      <style:table-cell-properties fo:border-bottom="1.11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7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57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1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1.11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63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64" style:family="table-cell" style:parent-style-name="Default" style:data-style-name="N123">
      <style:table-cell-properties fo:background-color="#5eb91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65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66" style:family="table-cell" style:parent-style-name="Default" style:data-style-name="N123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68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69" style:family="table-cell" style:parent-style-name="Default" style:data-style-name="N123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0" style:family="table-cell" style:parent-style-name="Default" style:data-style-name="N1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71" style:family="table-cell" style:parent-style-name="Default" style:data-style-name="N123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22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75" style:family="table-cell" style:parent-style-name="Default">
      <style:table-cell-properties fo:border-bottom="1.11pt solid #000000" fo:border-left="none" fo:border-right="none" fo:border-top="none"/>
    </style:style>
    <style:style style:name="ce76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100">
      <style:table-cell-properties fo:border-bottom="0.74pt solid #000000" style:text-align-source="fix" style:repeat-content="false" fo:background-color="transparent" fo:wrap-option="no-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6" style:family="table-cell" style:parent-style-name="Default" style:data-style-name="N123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80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81" style:family="table-cell" style:parent-style-name="Default" style:data-style-name="N123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83" style:family="table-cell" style:parent-style-name="Default" style:data-style-name="N123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84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85" style:family="table-cell" style:parent-style-name="Default" style:data-style-name="N123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0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5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150" style:family="table-cell" style:parent-style-name="Default" style:data-style-name="N123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1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2" style:family="table-cell" style:parent-style-name="Default" style:data-style-name="N123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3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Коробка" table:style-name="ta1">
        <office:forms form:automatic-focus="false" form:apply-design-mode="false"/>
        <table:table-column table:style-name="co1" table:default-cell-style-name="ce155"/>
        <table:table-column table:style-name="co2" table:number-columns-repeated="2" table:default-cell-style-name="ce159"/>
        <table:table-column table:style-name="co3" table:default-cell-style-name="ce18"/>
        <table:table-column table:style-name="co4" table:default-cell-style-name="ce18"/>
        <table:table-column table:style-name="co5" table:default-cell-style-name="ce170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96" office:value-type="string" calcext:value-type="string">
            <text:p>Кількість кутової, шт</text:p>
          </table:table-cell>
          <table:table-cell table:style-name="ce17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фасадах (загалом)</text:p>
          </table:table-cell>
          <table:table-cell table:number-columns-repeated="2"/>
          <table:table-cell table:style-name="ce186" table:formula="of:=[.B5]*[.C5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0" calcext:value-type="float">
            <text:p>0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торцях (загалом)</text:p>
          </table:table-cell>
          <table:table-cell table:number-columns-repeated="2"/>
          <table:table-cell table:style-name="ce186" table:formula="of:=[.B7]*[.C7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0" calcext:value-type="float">
            <text:p>0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0" calcext:value-type="float">
            <text:p>0</text:p>
          </table:table-cell>
          <table:table-cell table:style-name="ce170" table:formula="of:=IF([.E8] &lt; 0;-[.E8]*[.D8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186" office:value-type="float" office:value="12" calcext:value-type="float">
            <text:p>12</text:p>
          </table:table-cell>
          <table:table-cell table:formula="of:=14*4" office:value-type="float" office:value="56" calcext:value-type="float">
            <text:p>56</text:p>
          </table:table-cell>
          <table:table-cell table:style-name="ce200" table:formula="of:=[.E9]*[.D9]" office:value-type="float" office:value="672" calcext:value-type="float">
            <text:p>672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table:formula="of:=-[.E9]" office:value-type="float" office:value="-56" calcext:value-type="float">
            <text:p>-56</text:p>
          </table:table-cell>
          <table:table-cell table:style-name="ce200" table:formula="of:=[.E10]*[.D10]" office:value-type="float" office:value="-224" calcext:value-type="float">
            <text:p>-224</text:p>
          </table:table-cell>
          <table:table-cell table:style-name="ce170" table:formula="of:=IF([.E10] &lt; 0;-[.E10]*[.D10];0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448" calcext:value-type="float">
            <text:p>448</text:p>
          </table:table-cell>
          <table:table-cell table:style-name="ce170" table:formula="of:=SUM([.G5:.G10]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89"/>
          <table:table-cell table:style-name="ce195"/>
          <table:table-cell table:style-name="ce201" table:formula="of:=[.F11]*(1 + [.$B$12]/100)" office:value-type="float" office:value="470.4" calcext:value-type="float">
            <text:p>470</text:p>
          </table:table-cell>
          <table:table-cell table:style-name="ce171" table:formula="of:=[.G11]*(1 + [.$B$12]/100)" office:value-type="float" office:value="235.2" calcext:value-type="float">
            <text:p>235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6.3" calcext:value-type="float">
            <text:p>6.30</text:p>
          </table:table-cell>
          <table:table-cell table:formula="of:=[.B17]*[.C17]*[.$J$15]" office:value-type="float" office:value="3194.1" calcext:value-type="float">
            <text:p>3194</text:p>
          </table:table-cell>
          <table:table-cell office:value-type="float" office:value="2" calcext:value-type="float">
            <text:p>2</text:p>
          </table:table-cell>
          <table:table-cell table:formula="of:=[.E17]*[.D17]" office:value-type="float" office:value="6388.2" calcext:value-type="float">
            <text:p>6388</text:p>
          </table:table-cell>
          <table:table-cell table:style-name="ce163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6.3" calcext:value-type="float">
            <text:p>6.30</text:p>
          </table:table-cell>
          <table:table-cell table:formula="of:=[.B18]*[.C18]*[.$J$15]" office:value-type="float" office:value="3446.352" calcext:value-type="float">
            <text:p>3446</text:p>
          </table:table-cell>
          <table:table-cell office:value-type="float" office:value="2" calcext:value-type="float">
            <text:p>2</text:p>
          </table:table-cell>
          <table:table-cell table:formula="of:=[.E18]*[.D18]" office:value-type="float" office:value="6892.704" calcext:value-type="float">
            <text:p>68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1</text:p>
          </table:table-cell>
          <table:table-cell office:value-type="float" office:value="0.53" calcext:value-type="float">
            <text:p>0.53</text:p>
          </table:table-cell>
          <table:table-cell office:value-type="float" office:value="0.84" calcext:value-type="float">
            <text:p>0.84</text:p>
          </table:table-cell>
          <table:table-cell table:formula="of:=[.B19]*[.C19]*[.$J$15]" office:value-type="float" office:value="23.1504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[.E19]*[.D19]" office:value-type="float" office:value="-46.3008" calcext:value-type="float">
            <text:p>-46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79" calcext:value-type="float">
            <text:p>0.79</text:p>
          </table:table-cell>
          <table:table-cell office:value-type="float" office:value="1.32" calcext:value-type="float">
            <text:p>1.32</text:p>
          </table:table-cell>
          <table:table-cell table:formula="of:=[.B20]*[.C20]*[.$J$15]" office:value-type="float" office:value="54.2256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table:formula="of:=[.E20]*[.D20]" office:value-type="float" office:value="-650.7072" calcext:value-type="float">
            <text:p>-65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44" calcext:value-type="float">
            <text:p>1.44</text:p>
          </table:table-cell>
          <table:table-cell office:value-type="float" office:value="1.32" calcext:value-type="float">
            <text:p>1.32</text:p>
          </table:table-cell>
          <table:table-cell table:formula="of:=[.B21]*[.C21]*[.$J$15]" office:value-type="float" office:value="98.8416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table:formula="of:=[.E21]*[.D21]" office:value-type="float" office:value="-296.5248" calcext:value-type="float">
            <text:p>-297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22]*[.C22]*[.$J$15]" office:value-type="float" office:value="97.5936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table:formula="of:=[.E22]*[.D22]" office:value-type="float" office:value="-292.7808" calcext:value-type="float">
            <text:p>-2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1.05" calcext:value-type="float">
            <text:p>1.05</text:p>
          </table:table-cell>
          <table:table-cell office:value-type="float" office:value="2.04" calcext:value-type="float">
            <text:p>2.04</text:p>
          </table:table-cell>
          <table:table-cell table:formula="of:=[.B23]*[.C23]*[.$J$15]" office:value-type="float" office:value="111.384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[.E23]*[.D23]" office:value-type="float" office:value="-111.384" calcext:value-type="float">
            <text:p>-11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76" office:value-type="string" calcext:value-type="string">
            <text:p>Колонада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еред</text:p>
          </table:table-cell>
          <table:table-cell table:formula="of:=4.42-0.12" office:value-type="float" office:value="4.3" calcext:value-type="float">
            <text:p>4.30</text:p>
          </table:table-cell>
          <table:table-cell office:value-type="float" office:value="3" calcext:value-type="float">
            <text:p>3.00</text:p>
          </table:table-cell>
          <table:table-cell table:formula="of:=[.B25]*[.C25]*[.$J$15]" office:value-type="float" office:value="670.8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E25]*[.D25]" office:value-type="float" office:value="670.8" calcext:value-type="float">
            <text:p>67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равий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.00</text:p>
          </table:table-cell>
          <table:table-cell table:formula="of:=[.B26]*[.C26]*[.$J$15]" office:value-type="float" office:value="365.04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formula="of:=[.E26]*[.D26]" office:value-type="float" office:value="365.04" calcext:value-type="float">
            <text:p>365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еред</text:p>
          </table:table-cell>
          <table:table-cell table:formula="of:=3.9-0.12" office:value-type="float" office:value="3.78" calcext:value-type="float">
            <text:p>3.78</text:p>
          </table:table-cell>
          <table:table-cell office:value-type="float" office:value="3" calcext:value-type="float">
            <text:p>3.00</text:p>
          </table:table-cell>
          <table:table-cell table:formula="of:=[.B27]*[.C27]*[.$J$15]" office:value-type="float" office:value="589.68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[.E27]*[.D27]" office:value-type="float" office:value="589.68" calcext:value-type="float">
            <text:p>59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рава</text:p>
          </table:table-cell>
          <table:table-cell office:value-type="float" office:value="1.82" calcext:value-type="float">
            <text:p>1.82</text:p>
          </table:table-cell>
          <table:table-cell office:value-type="float" office:value="3" calcext:value-type="float">
            <text:p>3.00</text:p>
          </table:table-cell>
          <table:table-cell table:formula="of:=[.B28]*[.C28]*[.$J$15]" office:value-type="float" office:value="283.92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[.E28]*[.D28]" office:value-type="float" office:value="283.92" calcext:value-type="float">
            <text:p>284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Арка</text:p>
          </table:table-cell>
          <table:table-cell office:value-type="float" office:value="1.57" calcext:value-type="float">
            <text:p>1.57</text:p>
          </table:table-cell>
          <table:table-cell office:value-type="float" office:value="2.2" calcext:value-type="float">
            <text:p>2.20</text:p>
          </table:table-cell>
          <table:table-cell table:formula="of:=[.B29]*[.C29]*[.$J$15]" office:value-type="float" office:value="179.608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table:formula="of:=[.E29]*[.D29]" office:value-type="float" office:value="-538.824" calcext:value-type="float">
            <text:p>-53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Заповнення арки</text:p>
          </table:table-cell>
          <table:table-cell office:value-type="float" office:value="6.07" calcext:value-type="float">
            <text:p>6.07</text:p>
          </table:table-cell>
          <table:table-cell office:value-type="float" office:value="0.4" calcext:value-type="float">
            <text:p>0.40</text:p>
          </table:table-cell>
          <table:table-cell table:formula="of:=[.B30]*[.C30]*[.$J$15]" office:value-type="float" office:value="126.25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30]*[.D30]" office:value-type="float" office:value="378.768" calcext:value-type="float">
            <text:p>37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1]*([.F11]+[.G11])" office:value-type="float" office:value="-672" calcext:value-type="float">
            <text:p>-672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17:.F31])" office:value-type="float" office:value="12960.5904" calcext:value-type="float">
            <text:p>1296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32]*(1 + [.$B$33]/100)" office:value-type="float" office:value="13608.61992" calcext:value-type="float">
            <text:p>13609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Повнотіла цегла звичай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Пояс ниж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office:value-type="float" office:value="0.075" calcext:value-type="float">
            <text:p>0.08</text:p>
          </table:table-cell>
          <table:table-cell table:formula="of:=[.B38]*[.C38]*[.$J$36]" office:value-type="float" office:value="38.025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E38]*[.D38]" office:value-type="float" office:value="76.05" calcext:value-type="float">
            <text:p>7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нижній правий, лівий</text:p>
          </table:table-cell>
          <table:table-cell office:value-type="float" office:value="10.52" calcext:value-type="float">
            <text:p>10.52</text:p>
          </table:table-cell>
          <table:table-cell office:value-type="float" office:value="0.075" calcext:value-type="float">
            <text:p>0.08</text:p>
          </table:table-cell>
          <table:table-cell table:formula="of:=[.B39]*[.C39]*[.$J$36]" office:value-type="float" office:value="41.028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82.056" calcext:value-type="float">
            <text:p>8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еред, зад</text:p>
          </table:table-cell>
          <table:table-cell table:formula="of:=10-0.25" office:value-type="float" office:value="9.75" calcext:value-type="float">
            <text:p>9.75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0]*[.C40]*[.$J$36]" office:value-type="float" office:value="114.075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28.15" calcext:value-type="float">
            <text:p>22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Пояс верхній правий, лівий</text:p>
          </table:table-cell>
          <table:table-cell office:value-type="float" office:value="10.52" calcext:value-type="float">
            <text:p>10.52</text:p>
          </table:table-cell>
          <table:table-cell table:formula="of:=0.075*3" office:value-type="float" office:value="0.225" calcext:value-type="float">
            <text:p>0.23</text:p>
          </table:table-cell>
          <table:table-cell table:formula="of:=[.B41]*[.C41]*[.$J$36]" office:value-type="float" office:value="123.084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formula="of:=[.E41]*[.D41]" office:value-type="float" office:value="246.168" calcext:value-type="float">
            <text:p>24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2]*[.C42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2]*[.D42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1й пов.</text:p>
          </table:table-cell>
          <table:table-cell office:value-type="float" office:value="2.99" calcext:value-type="float">
            <text:p>2.99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43]*[.C43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43]*[.D43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4]*[.C44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4]*[.D44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2й пов.</text:p>
          </table:table-cell>
          <table:table-cell office:value-type="float" office:value="2.99" calcext:value-type="float">
            <text:p>2.99</text:p>
          </table:table-cell>
          <table:table-cell office:value-type="float" office:value="2.8" calcext:value-type="float">
            <text:p>2.80</text:p>
          </table:table-cell>
          <table:table-cell table:formula="of:=[.B45]*[.C45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5]*[.D45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42:.F45])" office:value-type="float" office:value="1865.76" calcext:value-type="float">
            <text:p>1866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46]*(1 + [.$B$33]/100)" office:value-type="float" office:value="1959.048" calcext:value-type="float">
            <text:p>195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Повнотіла цегла звичайна (кладка в 1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104" calcext:value-type="float">
            <text:p>104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2, 1й пов.</text:p>
          </table:table-cell>
          <table:table-cell office:value-type="float" office:value="4.26" calcext:value-type="float">
            <text:p>4.26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2]*[.C52]*[.$J$50]" office:value-type="float" office:value="1240.512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40.512" calcext:value-type="float">
            <text:p>124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1й пов.</text:p>
          </table:table-cell>
          <table:table-cell office:value-type="float" office:value="9.58" calcext:value-type="float">
            <text:p>9.58</text:p>
          </table:table-cell>
          <table:table-cell table:formula="of:=3-0.2" office:value-type="float" office:value="2.8" calcext:value-type="float">
            <text:p>2.80</text:p>
          </table:table-cell>
          <table:table-cell table:formula="of:=[.B53]*[.C53]*[.$J$50]" office:value-type="float" office:value="2789.696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table:formula="of:=[.E53]*[.D53]" office:value-type="float" office:value="2789.696" calcext:value-type="float">
            <text:p>27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2, 2й пов.</text:p>
          </table:table-cell>
          <table:table-cell office:value-type="float" office:value="4.26" calcext:value-type="float">
            <text:p>4.26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4]*[.C54]*[.$J$50]" office:value-type="float" office:value="1151.904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formula="of:=[.E54]*[.D54]" office:value-type="float" office:value="1151.904" calcext:value-type="float">
            <text:p>115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2й пов.</text:p>
          </table:table-cell>
          <table:table-cell office:value-type="float" office:value="9.58" calcext:value-type="float">
            <text:p>9.58</text:p>
          </table:table-cell>
          <table:table-cell table:formula="of:=2.8-0.2" office:value-type="float" office:value="2.6" calcext:value-type="float">
            <text:p>2.60</text:p>
          </table:table-cell>
          <table:table-cell table:formula="of:=[.B55]*[.C55]*[.$J$50]" office:value-type="float" office:value="2590.432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formula="of:=[.E55]*[.D55]" office:value-type="float" office:value="2590.432" calcext:value-type="float">
            <text:p>25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.92</text:p>
          </table:table-cell>
          <table:table-cell office:value-type="float" office:value="2.04" calcext:value-type="float">
            <text:p>2.04</text:p>
          </table:table-cell>
          <table:table-cell table:formula="of:=[.B56]*[.C56]*[.$J$50]" office:value-type="float" office:value="195.1872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table:formula="of:=[.E56]*[.D56]" office:value-type="float" office:value="-780.7488" calcext:value-type="float">
            <text:p>-78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Арка прохід</text:p>
          </table:table-cell>
          <table:table-cell office:value-type="float" office:value="1.69" calcext:value-type="float">
            <text:p>1.69</text:p>
          </table:table-cell>
          <table:table-cell office:value-type="float" office:value="2.04" calcext:value-type="float">
            <text:p>2.04</text:p>
          </table:table-cell>
          <table:table-cell table:formula="of:=[.B57]*[.C57]*[.$J$50]" office:value-type="float" office:value="358.5504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formula="of:=[.E57]*[.D57]" office:value-type="float" office:value="-358.5504" calcext:value-type="float">
            <text:p>-35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52:.F57])" office:value-type="float" office:value="6633.2448" calcext:value-type="float">
            <text:p>6633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58]*(1 + [.$B$33]/100)" office:value-type="float" office:value="6964.90704" calcext:value-type="float">
            <text:p>6965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.3" calcext:value-type="float">
            <text:p>8.3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, 1й пов.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3" calcext:value-type="float">
            <text:p>3.00</text:p>
          </table:table-cell>
          <table:table-cell table:formula="of:=[.B64]*[.C64]*[.$J$62]" office:value-type="float" office:value="225.594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[.E64]*[.D64]" office:value-type="float" office:value="451.188" calcext:value-type="float">
            <text:p>45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, 1й пов.</text:p>
          </table:table-cell>
          <table:table-cell office:value-type="float" office:value="10.18" calcext:value-type="float">
            <text:p>10.18</text:p>
          </table:table-cell>
          <table:table-cell office:value-type="float" office:value="3" calcext:value-type="float">
            <text:p>3.00</text:p>
          </table:table-cell>
          <table:table-cell table:formula="of:=[.B65]*[.C65]*[.$J$62]" office:value-type="float" office:value="253.482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formula="of:=[.E65]*[.D65]" office:value-type="float" office:value="506.964" calcext:value-type="float">
            <text:p>507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, 2й пов.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2.8" calcext:value-type="float">
            <text:p>2.80</text:p>
          </table:table-cell>
          <table:table-cell table:formula="of:=[.B66]*[.C66]*[.$J$62]" office:value-type="float" office:value="210.5544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formula="of:=[.E66]*[.D66]" office:value-type="float" office:value="421.1088" calcext:value-type="float">
            <text:p>42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, 2й пов.</text:p>
          </table:table-cell>
          <table:table-cell office:value-type="float" office:value="10.18" calcext:value-type="float">
            <text:p>10.18</text:p>
          </table:table-cell>
          <table:table-cell office:value-type="float" office:value="2.8" calcext:value-type="float">
            <text:p>2.80</text:p>
          </table:table-cell>
          <table:table-cell table:formula="of:=[.B67]*[.C67]*[.$J$62]" office:value-type="float" office:value="236.5832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[.E67]*[.D67]" office:value-type="float" office:value="473.1664" calcext:value-type="float">
            <text:p>473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" office:value-type="float" office:value="0.65" calcext:value-type="float">
            <text:p>0.65</text:p>
          </table:table-cell>
          <table:table-cell table:formula="of:=0.9" office:value-type="float" office:value="0.9" calcext:value-type="float">
            <text:p>0.90</text:p>
          </table:table-cell>
          <table:table-cell table:formula="of:=[.B68]*[.C68]*[.$J$62]" office:value-type="float" office:value="4.855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E68]*[.D68]" office:value-type="float" office:value="-9.711" calcext:value-type="float">
            <text:p>-1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91" calcext:value-type="float">
            <text:p>0.91</text:p>
          </table:table-cell>
          <table:table-cell table:formula="of:=1.4" office:value-type="float" office:value="1.4" calcext:value-type="float">
            <text:p>1.40</text:p>
          </table:table-cell>
          <table:table-cell table:formula="of:=[.B69]*[.C69]*[.$J$62]" office:value-type="float" office:value="10.5742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formula="of:=[.E69]*[.D69]" office:value-type="float" office:value="-126.8904" calcext:value-type="float">
            <text:p>-12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56" calcext:value-type="float">
            <text:p>1.56</text:p>
          </table:table-cell>
          <table:table-cell office:value-type="float" office:value="1.4" calcext:value-type="float">
            <text:p>1.40</text:p>
          </table:table-cell>
          <table:table-cell table:formula="of:=[.B70]*[.C70]*[.$J$62]" office:value-type="float" office:value="18.1272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formula="of:=[.E70]*[.D70]" office:value-type="float" office:value="-54.3816" calcext:value-type="float">
            <text:p>-5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1.09" calcext:value-type="float">
            <text:p>1.09</text:p>
          </table:table-cell>
          <table:table-cell table:formula="of:=2.09" office:value-type="float" office:value="2.09" calcext:value-type="float">
            <text:p>2.09</text:p>
          </table:table-cell>
          <table:table-cell table:formula="of:=[.B71]*[.C71]*[.$J$62]" office:value-type="float" office:value="18.90823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table:formula="of:=[.E71]*[.D71]" office:value-type="float" office:value="-56.72469" calcext:value-type="float">
            <text:p>-5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0.96" calcext:value-type="float">
            <text:p>0.96</text:p>
          </table:table-cell>
          <table:table-cell office:value-type="float" office:value="2.09" calcext:value-type="float">
            <text:p>2.09</text:p>
          </table:table-cell>
          <table:table-cell table:formula="of:=[.B72]*[.C72]*[.$J$62]" office:value-type="float" office:value="16.65312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formula="of:=[.E72]*[.D72]" office:value-type="float" office:value="-16.65312" calcext:value-type="float">
            <text:p>-1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драхування U-блока</text:p>
          </table:table-cell>
          <table:table-cell table:number-columns-repeated="3"/>
          <table:table-cell table:style-name="ce159" table:formula="of:=-0.5/0.6" office:value-type="float" office:value="-0.833333333333333" calcext:value-type="float">
            <text:p>-0.83</text:p>
          </table:table-cell>
          <table:table-cell table:formula="of:=[.E73]*[.F100]" office:value-type="float" office:value="-142.85" calcext:value-type="float">
            <text:p>-14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4:.F73])" office:value-type="float" office:value="1445.21639" calcext:value-type="float">
            <text:p>144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4]*(1 + [.B75]/100)" office:value-type="float" office:value="1517.4772095" calcext:value-type="float">
            <text:p>1517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75]/[.B76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Блоки AEROC 30x20x60 см (кладка в висот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5.5" calcext:value-type="float">
            <text:p>5.5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5, 1й пов.</text:p>
          </table:table-cell>
          <table:table-cell office:value-type="float" office:value="4.7" calcext:value-type="float">
            <text:p>4.70</text:p>
          </table:table-cell>
          <table:table-cell table:formula="of:=3+0.2" office:value-type="float" office:value="3.2" calcext:value-type="float">
            <text:p>3.20</text:p>
          </table:table-cell>
          <table:table-cell table:formula="of:=[.B81]*[.C81]*[.$J$79]" office:value-type="float" office:value="82.72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82.72" calcext:value-type="float">
            <text:p>8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5, 2й пов.</text:p>
          </table:table-cell>
          <table:table-cell office:value-type="float" office:value="4.7" calcext:value-type="float">
            <text:p>4.70</text:p>
          </table:table-cell>
          <table:table-cell office:value-type="float" office:value="2.8" calcext:value-type="float">
            <text:p>2.80</text:p>
          </table:table-cell>
          <table:table-cell table:formula="of:=[.B82]*[.C82]*[.$J$79]" office:value-type="float" office:value="72.3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E82]*[.D82]" office:value-type="float" office:value="72.38" calcext:value-type="float">
            <text:p>7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8, 2й пов.</text:p>
          </table:table-cell>
          <table:table-cell office:value-type="float" office:value="4.11" calcext:value-type="float">
            <text:p>4.11</text:p>
          </table:table-cell>
          <table:table-cell office:value-type="float" office:value="2.8" calcext:value-type="float">
            <text:p>2.80</text:p>
          </table:table-cell>
          <table:table-cell table:formula="of:=[.B83]*[.C83]*[.$J$79]" office:value-type="float" office:value="63.294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E83]*[.D83]" office:value-type="float" office:value="63.294" calcext:value-type="float">
            <text:p>6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внутрішні тип 1</text:p>
          </table:table-cell>
          <table:table-cell office:value-type="float" office:value="0.9" calcext:value-type="float">
            <text:p>0.90</text:p>
          </table:table-cell>
          <table:table-cell office:value-type="float" office:value="2" calcext:value-type="float">
            <text:p>2.00</text:p>
          </table:table-cell>
          <table:table-cell table:formula="of:=[.B84]*[.C84]*[.$J$79]" office:value-type="float" office:value="9.9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E84]*[.D84]" office:value-type="float" office:value="-19.8" calcext:value-type="float">
            <text:p>-2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1:.F84])" office:value-type="float" office:value="198.594" calcext:value-type="float">
            <text:p>19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5]*(1 +[.B86]/100)" office:value-type="float" office:value="208.5237" calcext:value-type="float">
            <text:p>209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86]/[.B8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10" calcext:value-type="float">
            <text:p>10.0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9.66-0.6" office:value-type="float" office:value="9.06" calcext:value-type="float">
            <text:p>9.06</text:p>
          </table:table-cell>
          <table:table-cell office:value-type="float" office:value="0.2" calcext:value-type="float">
            <text:p>0.20</text:p>
          </table:table-cell>
          <table:table-cell table:formula="of:=[.B92]*[.C92]*[.$J$90]" office:value-type="float" office:value="18.12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E92]*[.D92]" office:value-type="float" office:value="36.24" calcext:value-type="float">
            <text:p>3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18" calcext:value-type="float">
            <text:p>10.18</text:p>
          </table:table-cell>
          <table:table-cell office:value-type="float" office:value="0.2" calcext:value-type="float">
            <text:p>0.20</text:p>
          </table:table-cell>
          <table:table-cell table:formula="of:=[.B93]*[.C93]*[.$J$90]" office:value-type="float" office:value="20.36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93]*[.D93]" office:value-type="float" office:value="40.72" calcext:value-type="float">
            <text:p>4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.90</text:p>
          </table:table-cell>
          <table:table-cell office:value-type="float" office:value="0.2" calcext:value-type="float">
            <text:p>0.20</text:p>
          </table:table-cell>
          <table:table-cell table:formula="of:=[.B94]*[.C94]*[.$J$90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94]*[.D94]" office:value-type="float" office:value="35.4" calcext:value-type="float">
            <text:p>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+0.4" office:value-type="float" office:value="1.05" calcext:value-type="float">
            <text:p>1.05</text:p>
          </table:table-cell>
          <table:table-cell office:value-type="float" office:value="0.2" calcext:value-type="float">
            <text:p>0.20</text:p>
          </table:table-cell>
          <table:table-cell table:formula="of:=[.B95]*[.C95]*[.$J$90]" office:value-type="float" office:value="2.1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95]*[.D95]" office:value-type="float" office:value="4.2" calcext:value-type="float">
            <text:p>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table:formula="of:=0.91+0.4" office:value-type="float" office:value="1.31" calcext:value-type="float">
            <text:p>1.31</text:p>
          </table:table-cell>
          <table:table-cell office:value-type="float" office:value="0.2" calcext:value-type="float">
            <text:p>0.20</text:p>
          </table:table-cell>
          <table:table-cell table:formula="of:=[.B96]*[.C96]*[.$J$90]" office:value-type="float" office:value="2.62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96]*[.D96]" office:value-type="float" office:value="31.44" calcext:value-type="float">
            <text:p>3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table:formula="of:=1.56+0.4" office:value-type="float" office:value="1.96" calcext:value-type="float">
            <text:p>1.96</text:p>
          </table:table-cell>
          <table:table-cell office:value-type="float" office:value="0.2" calcext:value-type="float">
            <text:p>0.20</text:p>
          </table:table-cell>
          <table:table-cell table:formula="of:=[.B97]*[.C97]*[.$J$90]" office:value-type="float" office:value="3.92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97]*[.D97]" office:value-type="float" office:value="11.76" calcext:value-type="float">
            <text:p>1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table:formula="of:=1.09+0.4" office:value-type="float" office:value="1.49" calcext:value-type="float">
            <text:p>1.49</text:p>
          </table:table-cell>
          <table:table-cell office:value-type="float" office:value="0.2" calcext:value-type="float">
            <text:p>0.20</text:p>
          </table:table-cell>
          <table:table-cell table:formula="of:=[.B98]*[.C98]*[.$J$90]" office:value-type="float" office:value="2.98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98]*[.D98]" office:value-type="float" office:value="8.94" calcext:value-type="float">
            <text:p>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table:formula="of:=0.96+0.4" office:value-type="float" office:value="1.36" calcext:value-type="float">
            <text:p>1.36</text:p>
          </table:table-cell>
          <table:table-cell office:value-type="float" office:value="0.2" calcext:value-type="float">
            <text:p>0.20</text:p>
          </table:table-cell>
          <table:table-cell table:formula="of:=[.B99]*[.C99]*[.$J$90]" office:value-type="float" office:value="2.7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99]*[.D99]" office:value-type="float" office:value="2.72" calcext:value-type="float">
            <text:p>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92:.F99])" office:value-type="float" office:value="171.42" calcext:value-type="float">
            <text:p>17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100]*(1 +[.B101]/100)" office:value-type="float" office:value="188.562" calcext:value-type="float">
            <text:p>189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101]/[.B102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4" office:value-type="string" calcext:value-type="string">
            <text:p>Об’єм піддона, м3</text:p>
          </table:table-cell>
          <table:table-cell table:style-name="ce14" office:value-type="string" calcext:value-type="string">
            <text:p>Кількість піддонів</text:p>
          </table:table-cell>
          <table:table-cell table:style-name="ce14" office:value-type="string" calcext:value-type="string">
            <text:p>Ціна за м3 або блок</text:p>
          </table:table-cell>
          <table:table-cell table:style-name="ce14" office:value-type="string" calcext:value-type="string">
            <text:p>Вартість доставки</text:p>
          </table:table-cell>
          <table:table-cell table:style-name="ce196" office:value-type="string" calcext:value-type="string">
            <text:p>Вартість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100" calcext:value-type="currency">
            <text:p>3,100 грн.</text:p>
          </table:table-cell>
          <table:table-cell table:style-name="ce192" office:value-type="currency" office:currency="UAH" office:value="13000" calcext:value-type="currency">
            <text:p>13,000 грн.</text:p>
          </table:table-cell>
          <table:table-cell table:style-name="ce197" table:formula="of:=[.B106]*[.C106]*[.D106]+[.E106]" office:value-type="currency" office:currency="UAH" office:value="146920" calcext:value-type="currency">
            <text:p>146,92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150" calcext:value-type="currency">
            <text:p>3,150 грн.</text:p>
          </table:table-cell>
          <table:table-cell table:style-name="ce192"/>
          <table:table-cell table:style-name="ce197" table:formula="of:=[.B107]*[.C107]*[.D107]+[.E107]" office:value-type="currency" office:currency="UAH" office:value="136080" calcext:value-type="currency">
            <text:p>136,08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.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250" calcext:value-type="currency">
            <text:p>3,250 грн.</text:p>
          </table:table-cell>
          <table:table-cell table:style-name="ce192"/>
          <table:table-cell table:style-name="ce197" table:formula="of:=[.B108]*[.C108]*[.D108]+[.E108]" office:value-type="currency" office:currency="UAH" office:value="140400" calcext:value-type="currency">
            <text:p>140,40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.00</text:p>
          </table:table-cell>
          <table:table-cell table:style-name="ce18" table:formula="of:=[.F102]" office:value-type="float" office:value="8" calcext:value-type="float">
            <text:p>8</text:p>
          </table:table-cell>
          <table:table-cell table:style-name="ce192" office:value-type="currency" office:currency="UAH" office:value="90" calcext:value-type="currency">
            <text:p>90 грн.</text:p>
          </table:table-cell>
          <table:table-cell table:style-name="ce192"/>
          <table:table-cell table:style-name="ce197" table:formula="of:=[.B109]*[.C109]*[.D109]" office:value-type="currency" office:currency="UAH" office:value="43200" calcext:value-type="currency">
            <text:p>43,200 грн.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 table:number-columns-repeated="2"/>
          <table:table-cell table:style-name="ce42" table:formula="of:=SUM([.F106:.F109])" office:value-type="currency" office:currency="UAH" office:value="466600" calcext:value-type="currency">
            <text:p>466,600 грн.</text:p>
          </table:table-cell>
          <table:table-cell table:number-columns-repeated="4"/>
        </table:table-row>
      </table:table>
      <table:table table:name="Арка (калькулятор)" table:style-name="ta1">
        <office:forms form:automatic-focus="false" form:apply-design-mode="false"/>
        <table:table-column table:style-name="co8" table:default-cell-style-name="ce209"/>
        <table:table-column table:style-name="co2" table:number-columns-repeated="2" table:default-cell-style-name="Default"/>
        <table:table-column table:style-name="co2" table:number-columns-repeated="2" table:default-cell-style-name="ce157"/>
        <table:table-column table:style-name="co2" table:default-cell-style-name="ce224"/>
        <table:table-column table:style-name="co2" table:number-columns-repeated="6" table:default-cell-style-name="Default"/>
        <table:table-row table:style-name="ro4">
          <table:table-cell table:style-name="ce51" office:value-type="string" calcext:value-type="string" table:number-columns-spanned="7" table:number-rows-spanned="1">
            <text:p>Початкові данні</text:p>
          </table:table-cell>
          <table:covered-table-cell table:style-name="ce62"/>
          <table:covered-table-cell table:number-columns-repeated="4" table:style-name="ce75"/>
          <table:covered-table-cell/>
          <table:table-cell table:number-columns-repeated="5"/>
        </table:table-row>
        <table:table-row table:style-name="ro4">
          <table:table-cell table:style-name="ce52"/>
          <table:table-cell table:style-name="ce63" office:value-type="string" calcext:value-type="string">
            <text:p>Вікно 1</text:p>
          </table:table-cell>
          <table:table-cell table:style-name="ce76" office:value-type="string" calcext:value-type="string">
            <text:p>Вікно 2</text:p>
          </table:table-cell>
          <table:table-cell table:style-name="ce76" office:value-type="string" calcext:value-type="string">
            <text:p>Вікно 3</text:p>
          </table:table-cell>
          <table:table-cell table:style-name="ce76" office:value-type="string" calcext:value-type="string">
            <text:p>Двері 1</text:p>
          </table:table-cell>
          <table:table-cell table:style-name="ce76" office:value-type="string" calcext:value-type="string">
            <text:p>Двері 2</text:p>
          </table:table-cell>
          <table:table-cell table:style-name="ce78" office:value-type="string" calcext:value-type="string">
            <text:p>Прохід</text:p>
          </table:table-cell>
          <table:table-cell table:number-columns-repeated="5"/>
        </table:table-row>
        <table:table-row table:style-name="ro4">
          <table:table-cell table:style-name="ce206" office:value-type="string" calcext:value-type="string">
            <text:p>Ширина прольоту, см</text:p>
          </table:table-cell>
          <table:table-cell table:style-name="ce64" office:value-type="float" office:value="53" calcext:value-type="float">
            <text:p>53.0</text:p>
          </table:table-cell>
          <table:table-cell table:style-name="ce64" office:value-type="float" office:value="79" calcext:value-type="float">
            <text:p>79.0</text:p>
          </table:table-cell>
          <table:table-cell table:style-name="ce64" office:value-type="float" office:value="144" calcext:value-type="float">
            <text:p>144.0</text:p>
          </table:table-cell>
          <table:table-cell table:style-name="ce64" office:value-type="float" office:value="92" calcext:value-type="float">
            <text:p>92.0</text:p>
          </table:table-cell>
          <table:table-cell table:style-name="ce64" office:value-type="float" office:value="105" calcext:value-type="float">
            <text:p>105.0</text:p>
          </table:table-cell>
          <table:table-cell table:style-name="ce216" office:value-type="float" office:value="157" calcext:value-type="float">
            <text:p>157.0</text:p>
          </table:table-cell>
          <table:table-cell table:number-columns-repeated="5"/>
        </table:table-row>
        <table:table-row table:style-name="ro4">
          <table:table-cell table:style-name="ce206" office:value-type="string" calcext:value-type="string">
            <text:p>Стріла арки, см</text:p>
          </table:table-cell>
          <table:table-cell table:style-name="ce64" office:value-type="float" office:value="3.3" calcext:value-type="float">
            <text:p>3.3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5.75" calcext:value-type="float">
            <text:p>5.8</text:p>
          </table:table-cell>
          <table:table-cell table:style-name="ce64" office:value-type="float" office:value="6.5" calcext:value-type="float">
            <text:p>6.5</text:p>
          </table:table-cell>
          <table:table-cell table:style-name="ce216" office:value-type="float" office:value="25" calcext:value-type="float">
            <text:p>25.0</text:p>
          </table:table-cell>
          <table:table-cell table:number-columns-repeated="5"/>
        </table:table-row>
        <table:table-row table:style-name="ro4">
          <table:table-cell table:style-name="ce206" office:value-type="string" calcext:value-type="string">
            <text:p>Товщина цегли низ, см</text:p>
          </table:table-cell>
          <table:table-cell table:number-columns-repeated="5" table:style-name="ce65" office:value-type="float" office:value="6.5" calcext:value-type="float">
            <text:p>6.5</text:p>
          </table:table-cell>
          <table:table-cell table:style-name="ce80" office:value-type="float" office:value="6.5" calcext:value-type="float">
            <text:p>6.5</text:p>
          </table:table-cell>
          <table:table-cell table:number-columns-repeated="5"/>
        </table:table-row>
        <table:table-row table:style-name="ro4">
          <table:table-cell table:style-name="ce206" office:value-type="string" calcext:value-type="string">
            <text:p>Товщина цегли верх, см</text:p>
          </table:table-cell>
          <table:table-cell table:number-columns-repeated="5" table:style-name="ce65" office:value-type="float" office:value="6.5" calcext:value-type="float">
            <text:p>6.5</text:p>
          </table:table-cell>
          <table:table-cell table:style-name="ce80" office:value-type="float" office:value="6.5" calcext:value-type="float">
            <text:p>6.5</text:p>
          </table:table-cell>
          <table:table-cell table:number-columns-repeated="5"/>
        </table:table-row>
        <table:table-row table:style-name="ro4">
          <table:table-cell table:style-name="ce206" office:value-type="string" calcext:value-type="string">
            <text:p>Висота цегли, см</text:p>
          </table:table-cell>
          <table:table-cell table:number-columns-repeated="5" table:style-name="ce65" office:value-type="float" office:value="25" calcext:value-type="float">
            <text:p>25.0</text:p>
          </table:table-cell>
          <table:table-cell table:style-name="ce80" office:value-type="float" office:value="25" calcext:value-type="float">
            <text:p>25.0</text:p>
          </table:table-cell>
          <table:table-cell table:number-columns-repeated="5"/>
        </table:table-row>
        <table:table-row table:style-name="ro4">
          <table:table-cell table:style-name="ce207" office:value-type="string" calcext:value-type="string">
            <text:p>Мін. товщина шва, см</text:p>
          </table:table-cell>
          <table:table-cell table:number-columns-repeated="5" table:style-name="ce66" office:value-type="float" office:value="0.2" calcext:value-type="float">
            <text:p>0.2</text:p>
          </table:table-cell>
          <table:table-cell table:style-name="ce81" office:value-type="float" office:value="0.2" calcext:value-type="float">
            <text:p>0.2</text:p>
          </table:table-cell>
          <table:table-cell table:number-columns-repeated="5"/>
        </table:table-row>
        <table:table-row table:style-name="ro4">
          <table:table-cell table:style-name="ce206" office:value-type="string" calcext:value-type="string">
            <text:p>Макс. товщина шва, см</text:p>
          </table:table-cell>
          <table:table-cell table:number-columns-repeated="5" table:style-name="ce65" office:value-type="float" office:value="2.5" calcext:value-type="float">
            <text:p>2.5</text:p>
          </table:table-cell>
          <table:table-cell table:style-name="ce80" office:value-type="float" office:value="2.5" calcext:value-type="float">
            <text:p>2.5</text:p>
          </table:table-cell>
          <table:table-cell table:number-columns-repeated="5"/>
        </table:table-row>
        <table:table-row table:style-name="ro4">
          <table:table-cell table:style-name="ce208" office:value-type="string" calcext:value-type="string">
            <text:p>Тільки непарна кількість</text:p>
          </table:table-cell>
          <table:table-cell table:style-name="ce67" table:number-columns-repeated="5"/>
          <table:table-cell table:style-name="ce82"/>
          <table:table-cell table:number-columns-repeated="5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4">
          <table:table-cell table:style-name="ce57" office:value-type="string" calcext:value-type="string" table:number-columns-spanned="7" table:number-rows-spanned="1">
            <text:p>Результати розрахунку</text:p>
          </table:table-cell>
          <table:covered-table-cell table:style-name="ce68"/>
          <table:covered-table-cell/>
          <table:covered-table-cell table:number-columns-repeated="3" table:style-name="Default"/>
          <table:covered-table-cell/>
          <table:table-cell table:number-columns-repeated="5"/>
        </table:table-row>
        <table:table-row table:style-name="ro4">
          <table:table-cell table:style-name="ce211" office:value-type="string" calcext:value-type="string">
            <text:p>Радіус арки низ, см</text:p>
          </table:table-cell>
          <table:table-cell table:style-name="ce69" table:formula="of:=[.B3]*[.B3]/(8*[.B4])+[.B4]/2" office:value-type="float" office:value="108.051515151515" calcext:value-type="float">
            <text:p>108.1</text:p>
          </table:table-cell>
          <table:table-cell table:style-name="ce69" table:formula="of:=[.C3]*[.C3]/(8*[.C4])+[.C4]/2" office:value-type="float" office:value="158.525" calcext:value-type="float">
            <text:p>158.5</text:p>
          </table:table-cell>
          <table:table-cell table:style-name="ce69" table:formula="of:=[.D3]*[.D3]/(8*[.D4])+[.D4]/2" office:value-type="float" office:value="292.5" calcext:value-type="float">
            <text:p>292.5</text:p>
          </table:table-cell>
          <table:table-cell table:style-name="ce69" table:formula="of:=[.E3]*[.E3]/(8*[.E4])+[.E4]/2" office:value-type="float" office:value="186.875" calcext:value-type="float">
            <text:p>186.9</text:p>
          </table:table-cell>
          <table:table-cell table:style-name="ce69" table:formula="of:=[.F3]*[.F3]/(8*[.F4])+[.F4]/2" office:value-type="float" office:value="215.269230769231" calcext:value-type="float">
            <text:p>215.3</text:p>
          </table:table-cell>
          <table:table-cell table:style-name="ce83" table:formula="of:=[.G3]*[.G3]/(8*[.G4])+[.G4]/2" office:value-type="float" office:value="135.745" calcext:value-type="float">
            <text:p>135.7</text:p>
          </table:table-cell>
          <table:table-cell table:number-columns-repeated="5"/>
        </table:table-row>
        <table:table-row table:style-name="ro4">
          <table:table-cell table:style-name="ce211" office:value-type="string" calcext:value-type="string">
            <text:p>Радіус арки верх, см</text:p>
          </table:table-cell>
          <table:table-cell table:style-name="ce69" table:formula="of:=[.B13]+[.B7]" office:value-type="float" office:value="133.051515151515" calcext:value-type="float">
            <text:p>133.1</text:p>
          </table:table-cell>
          <table:table-cell table:style-name="ce69" table:formula="of:=[.C13]+[.C7]" office:value-type="float" office:value="183.525" calcext:value-type="float">
            <text:p>183.5</text:p>
          </table:table-cell>
          <table:table-cell table:style-name="ce69" table:formula="of:=[.D13]+[.D7]" office:value-type="float" office:value="317.5" calcext:value-type="float">
            <text:p>317.5</text:p>
          </table:table-cell>
          <table:table-cell table:style-name="ce69" table:formula="of:=[.E13]+[.E7]" office:value-type="float" office:value="211.875" calcext:value-type="float">
            <text:p>211.9</text:p>
          </table:table-cell>
          <table:table-cell table:style-name="ce69" table:formula="of:=[.F13]+[.F7]" office:value-type="float" office:value="240.269230769231" calcext:value-type="float">
            <text:p>240.3</text:p>
          </table:table-cell>
          <table:table-cell table:style-name="ce83" table:formula="of:=[.G13]+[.G7]" office:value-type="float" office:value="160.745" calcext:value-type="float">
            <text:p>160.7</text:p>
          </table:table-cell>
          <table:table-cell table:number-columns-repeated="5"/>
        </table:table-row>
        <table:table-row table:style-name="ro4">
          <table:table-cell table:style-name="ce211" office:value-type="string" calcext:value-type="string">
            <text:p>Кут арки, град</text:p>
          </table:table-cell>
          <table:table-cell table:style-name="ce69" table:formula="of:=180*[.B22]/PI()" office:value-type="float" office:value="28.3936171366328" calcext:value-type="float">
            <text:p>28.4</text:p>
          </table:table-cell>
          <table:table-cell table:style-name="ce69" table:formula="of:=180*[.C22]/PI()" office:value-type="float" office:value="28.8570481568271" calcext:value-type="float">
            <text:p>28.9</text:p>
          </table:table-cell>
          <table:table-cell table:style-name="ce69" table:formula="of:=180*[.D22]/PI()" office:value-type="float" office:value="28.5000653956072" calcext:value-type="float">
            <text:p>28.5</text:p>
          </table:table-cell>
          <table:table-cell table:style-name="ce69" table:formula="of:=180*[.E22]/PI()" office:value-type="float" office:value="28.5000653956072" calcext:value-type="float">
            <text:p>28.5</text:p>
          </table:table-cell>
          <table:table-cell table:style-name="ce69" table:formula="of:=180*[.F22]/PI()" office:value-type="float" office:value="28.2313865995243" calcext:value-type="float">
            <text:p>28.2</text:p>
          </table:table-cell>
          <table:table-cell table:style-name="ce83" table:formula="of:=180*[.G22]/PI()" office:value-type="float" office:value="70.660744806317" calcext:value-type="float">
            <text:p>70.7</text:p>
          </table:table-cell>
          <table:table-cell table:number-columns-repeated="5"/>
        </table:table-row>
        <table:table-row table:style-name="ro4">
          <table:table-cell table:style-name="ce211" office:value-type="string" calcext:value-type="string">
            <text:p>Кількість цегли, шт</text:p>
          </table:table-cell>
          <table:table-cell table:style-name="ce70" table:formula="of:=[.B26]" office:value-type="float" office:value="8" calcext:value-type="float">
            <text:p>8</text:p>
          </table:table-cell>
          <table:table-cell table:style-name="ce70" table:formula="of:=[.C26]" office:value-type="float" office:value="11" calcext:value-type="float">
            <text:p>11</text:p>
          </table:table-cell>
          <table:table-cell table:style-name="ce70" table:formula="of:=[.D26]" office:value-type="float" office:value="21" calcext:value-type="float">
            <text:p>21</text:p>
          </table:table-cell>
          <table:table-cell table:style-name="ce70" table:formula="of:=[.E26]" office:value-type="float" office:value="13" calcext:value-type="float">
            <text:p>13</text:p>
          </table:table-cell>
          <table:table-cell table:style-name="ce70" table:formula="of:=[.F26]" office:value-type="float" office:value="15" calcext:value-type="float">
            <text:p>15</text:p>
          </table:table-cell>
          <table:table-cell table:style-name="ce84" table:formula="of:=[.G26]" office:value-type="float" office:value="25" calcext:value-type="float">
            <text:p>25</text:p>
          </table:table-cell>
          <table:table-cell table:number-columns-repeated="5"/>
        </table:table-row>
        <table:table-row table:style-name="ro4">
          <table:table-cell table:style-name="ce211" office:value-type="string" calcext:value-type="string">
            <text:p>Товщина шва низ, см</text:p>
          </table:table-cell>
          <table:table-cell table:style-name="ce69" table:formula="of:=[.B27]" office:value-type="float" office:value="0.220890908589514" calcext:value-type="float">
            <text:p>0.2</text:p>
          </table:table-cell>
          <table:table-cell table:style-name="ce69" table:formula="of:=[.C27]" office:value-type="float" office:value="0.83411959473647" calcext:value-type="float">
            <text:p>0.8</text:p>
          </table:table-cell>
          <table:table-cell table:style-name="ce69" table:formula="of:=[.D27]" office:value-type="float" office:value="0.449767180985545" calcext:value-type="float">
            <text:p>0.4</text:p>
          </table:table-cell>
          <table:table-cell table:style-name="ce69" table:formula="of:=[.E27]" office:value-type="float" office:value="0.704613201975347" calcext:value-type="float">
            <text:p>0.7</text:p>
          </table:table-cell>
          <table:table-cell table:style-name="ce69" table:formula="of:=[.F27]" office:value-type="float" office:value="0.612124835216734" calcext:value-type="float">
            <text:p>0.6</text:p>
          </table:table-cell>
          <table:table-cell table:style-name="ce83" table:formula="of:=[.G27]" office:value-type="float" office:value="0.204551594119741" calcext:value-type="float">
            <text:p>0.2</text:p>
          </table:table-cell>
          <table:table-cell table:number-columns-repeated="5"/>
        </table:table-row>
        <table:table-row table:style-name="ro4">
          <table:table-cell table:style-name="ce211" office:value-type="string" calcext:value-type="string">
            <text:p>Товщина шва верх, см</text:p>
          </table:table-cell>
          <table:table-cell table:style-name="ce69" table:formula="of:=[.B28]" office:value-type="float" office:value="1.99075557139282" calcext:value-type="float">
            <text:p>2.0</text:p>
          </table:table-cell>
          <table:table-cell table:style-name="ce69" table:formula="of:=[.C28]" office:value-type="float" office:value="2.09324585159445" calcext:value-type="float">
            <text:p>2.1</text:p>
          </table:table-cell>
          <table:table-cell table:style-name="ce69" table:formula="of:=[.D28]" office:value-type="float" office:value="1.07154215371935" calcext:value-type="float">
            <text:p>1.1</text:p>
          </table:table-cell>
          <table:table-cell table:style-name="ce69" table:formula="of:=[.E28]" office:value-type="float" office:value="1.74090482319836" calcext:value-type="float">
            <text:p>1.7</text:p>
          </table:table-cell>
          <table:table-cell table:style-name="ce69" table:formula="of:=[.F28]" office:value-type="float" office:value="1.49200099336871" calcext:value-type="float">
            <text:p>1.5</text:p>
          </table:table-cell>
          <table:table-cell table:style-name="ce83" table:formula="of:=[.G28]" office:value-type="float" office:value="1.48920018660069" calcext:value-type="float">
            <text:p>1.5</text:p>
          </table:table-cell>
          <table:table-cell table:number-columns-repeated="5"/>
        </table:table-row>
        <table:table-row table:style-name="ro4">
          <table:table-cell table:style-name="ce212" office:value-type="string" calcext:value-type="string">
            <text:p>Загальна висота арки, см</text:p>
          </table:table-cell>
          <table:table-cell table:style-name="ce71" table:formula="of:=[.B4]+[.B7]" office:value-type="float" office:value="28.3" calcext:value-type="float">
            <text:p>28.3</text:p>
          </table:table-cell>
          <table:table-cell table:style-name="ce71" table:formula="of:=[.C4]+[.C7]" office:value-type="float" office:value="30" calcext:value-type="float">
            <text:p>30.0</text:p>
          </table:table-cell>
          <table:table-cell table:style-name="ce71" table:formula="of:=[.D4]+[.D7]" office:value-type="float" office:value="34" calcext:value-type="float">
            <text:p>34.0</text:p>
          </table:table-cell>
          <table:table-cell table:style-name="ce71" table:formula="of:=[.E4]+[.E7]" office:value-type="float" office:value="30.75" calcext:value-type="float">
            <text:p>30.8</text:p>
          </table:table-cell>
          <table:table-cell table:style-name="ce71" table:formula="of:=[.F4]+[.F7]" office:value-type="float" office:value="31.5" calcext:value-type="float">
            <text:p>31.5</text:p>
          </table:table-cell>
          <table:table-cell table:style-name="ce85" table:formula="of:=[.G4]+[.G7]" office:value-type="float" office:value="50" calcext:value-type="float">
            <text:p>50.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57"/>
          <table:table-cell table:style-name="ce224"/>
          <table:table-cell table:number-columns-repeated="5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  <table:table-cell table:number-columns-repeated="3"/>
          <table:table-cell table:style-name="ce157"/>
          <table:table-cell table:style-name="ce224"/>
          <table:table-cell table:number-columns-repeated="5"/>
        </table:table-row>
        <table:table-row table:style-name="ro4">
          <table:table-cell table:style-name="ce157" office:value-type="string" calcext:value-type="string">
            <text:p>Кут арки, рад</text:p>
          </table:table-cell>
          <table:table-cell table:style-name="ce224" table:formula="of:=2*ACOS( ([.B13]-[.B4])/[.B13])" office:value-type="float" office:value="0.495562105584928" calcext:value-type="float">
            <text:p>0.50</text:p>
          </table:table-cell>
          <table:table-cell table:style-name="ce224" table:formula="of:=2*ACOS( ([.C13]-[.C4])/[.C13])" office:value-type="float" office:value="0.503650502743193" calcext:value-type="float">
            <text:p>0.50</text:p>
          </table:table-cell>
          <table:table-cell table:style-name="ce224" table:formula="of:=2*ACOS( ([.D13]-[.D4])/[.D13])" office:value-type="float" office:value="0.497419978187046" calcext:value-type="float">
            <text:p>0.50</text:p>
          </table:table-cell>
          <table:table-cell table:style-name="ce224" table:formula="of:=2*ACOS( ([.E13]-[.E4])/[.E13])" office:value-type="float" office:value="0.497419978187046" calcext:value-type="float">
            <text:p>0.50</text:p>
          </table:table-cell>
          <table:table-cell table:formula="of:=2*ACOS( ([.F13]-[.F4])/[.F13])" office:value-type="float" office:value="0.492730648565105" calcext:value-type="float">
            <text:p>0.49</text:p>
          </table:table-cell>
          <table:table-cell table:style-name="ce224" table:formula="of:=2*ACOS( ([.G13]-[.G4])/[.G13])" office:value-type="float" office:value="1.23326264878171" calcext:value-type="float">
            <text:p>1.23</text:p>
          </table:table-cell>
          <table:table-cell table:number-columns-repeated="5"/>
        </table:table-row>
        <table:table-row table:style-name="ro4">
          <table:table-cell table:style-name="ce157" office:value-type="string" calcext:value-type="string">
            <text:p>Довжина арки низ, см</text:p>
          </table:table-cell>
          <table:table-cell table:style-name="ce224" table:formula="of:=[.B13]*[.B22]" office:value-type="float" office:value="53.5462363601266" calcext:value-type="float">
            <text:p>53.55</text:p>
          </table:table-cell>
          <table:table-cell table:style-name="ce224" table:formula="of:=[.C13]*[.C22]" office:value-type="float" office:value="79.8411959473647" calcext:value-type="float">
            <text:p>79.84</text:p>
          </table:table-cell>
          <table:table-cell table:style-name="ce224" table:formula="of:=[.D13]*[.D22]" office:value-type="float" office:value="145.495343619711" calcext:value-type="float">
            <text:p>145.50</text:p>
          </table:table-cell>
          <table:table-cell table:style-name="ce224" table:formula="of:=[.E13]*[.E22]" office:value-type="float" office:value="92.9553584237042" calcext:value-type="float">
            <text:p>92.96</text:p>
          </table:table-cell>
          <table:table-cell table:formula="of:=[.F13]*[.F22]" office:value-type="float" office:value="106.069747693034" calcext:value-type="float">
            <text:p>106.07</text:p>
          </table:table-cell>
          <table:table-cell table:style-name="ce224" table:formula="of:=[.G13]*[.G22]" office:value-type="float" office:value="167.409238258874" calcext:value-type="float">
            <text:p>167.41</text:p>
          </table:table-cell>
          <table:table-cell table:number-columns-repeated="5"/>
        </table:table-row>
        <table:table-row table:style-name="ro4">
          <table:table-cell table:style-name="ce214" office:value-type="string" calcext:value-type="string">
            <text:p>Довжина арки верх, см</text:p>
          </table:table-cell>
          <table:table-cell table:style-name="ce224" table:formula="of:=[.B14]*[.B22]" office:value-type="float" office:value="65.9352889997497" calcext:value-type="float">
            <text:p>65.94</text:p>
          </table:table-cell>
          <table:table-cell table:style-name="ce224" table:formula="of:=[.C14]*[.C22]" office:value-type="float" office:value="92.4324585159445" calcext:value-type="float">
            <text:p>92.43</text:p>
          </table:table-cell>
          <table:table-cell table:style-name="ce224" table:formula="of:=[.D14]*[.D22]" office:value-type="float" office:value="157.930843074387" calcext:value-type="float">
            <text:p>157.93</text:p>
          </table:table-cell>
          <table:table-cell table:style-name="ce224" table:formula="of:=[.E14]*[.E22]" office:value-type="float" office:value="105.39085787838" calcext:value-type="float">
            <text:p>105.39</text:p>
          </table:table-cell>
          <table:table-cell table:formula="of:=[.F14]*[.F22]" office:value-type="float" office:value="118.388013907162" calcext:value-type="float">
            <text:p>118.39</text:p>
          </table:table-cell>
          <table:table-cell table:style-name="ce224" table:formula="of:=[.G14]*[.G22]" office:value-type="float" office:value="198.240804478417" calcext:value-type="float">
            <text:p>198.24</text:p>
          </table:table-cell>
          <table:table-cell table:number-columns-repeated="5"/>
        </table:table-row>
        <table:table-row table:style-name="ro4">
          <table:table-cell table:style-name="ce157" office:value-type="string" calcext:value-type="string">
            <text:p>Кількість цегли при мін. шві, шт</text:p>
          </table:table-cell>
          <table:table-cell table:style-name="ce224" table:formula="of:=([.B23]+[.B8])/([.B5]+[.B8])" office:value-type="float" office:value="8.02182632240696" calcext:value-type="float">
            <text:p>8.02</text:p>
          </table:table-cell>
          <table:table-cell table:style-name="ce224" table:formula="of:=([.C23]+[.C8])/([.C5]+[.C8])" office:value-type="float" office:value="11.9464471563231" calcext:value-type="float">
            <text:p>11.95</text:p>
          </table:table-cell>
          <table:table-cell table:style-name="ce224" table:formula="of:=([.D23]+[.D8])/([.D5]+[.D8])" office:value-type="float" office:value="21.7455736745837" calcext:value-type="float">
            <text:p>21.75</text:p>
          </table:table-cell>
          <table:table-cell table:style-name="ce224" table:formula="of:=([.E23]+[.E8])/([.E5]+[.E8])" office:value-type="float" office:value="13.9037848393588" calcext:value-type="float">
            <text:p>13.90</text:p>
          </table:table-cell>
          <table:table-cell table:formula="of:=([.F23]+[.F8])/([.F5]+[.F8])" office:value-type="float" office:value="15.8611563720947" calcext:value-type="float">
            <text:p>15.86</text:p>
          </table:table-cell>
          <table:table-cell table:style-name="ce224" table:formula="of:=([.G23]+[.G8])/([.G5]+[.G8])" office:value-type="float" office:value="25.0163042177423" calcext:value-type="float">
            <text:p>25.02</text:p>
          </table:table-cell>
          <table:table-cell table:number-columns-repeated="5"/>
        </table:table-row>
        <table:table-row table:style-name="ro4">
          <table:table-cell table:style-name="ce157" office:value-type="string" calcext:value-type="string">
            <text:p>Кількість цегли конструктивна, шт</text:p>
          </table:table-cell>
          <table:table-cell table:style-name="ce224" table:formula="of:=IF([.B10];ODD([.B25])-2;FLOOR([.B25]))" office:value-type="float" office:value="8" calcext:value-type="float">
            <text:p>8.00</text:p>
          </table:table-cell>
          <table:table-cell table:style-name="ce224" table:formula="of:=IF([.C10];ODD([.C25])-2;FLOOR([.C25]))" office:value-type="float" office:value="11" calcext:value-type="float">
            <text:p>11.00</text:p>
          </table:table-cell>
          <table:table-cell table:style-name="ce224" table:formula="of:=IF([.D10];ODD([.D25])-2;FLOOR([.D25]))" office:value-type="float" office:value="21" calcext:value-type="float">
            <text:p>21.00</text:p>
          </table:table-cell>
          <table:table-cell table:style-name="ce224" table:formula="of:=IF([.E10];ODD([.E25])-2;FLOOR([.E25]))" office:value-type="float" office:value="13" calcext:value-type="float">
            <text:p>13.00</text:p>
          </table:table-cell>
          <table:table-cell table:formula="of:=IF([.F10];ODD([.F25])-2;FLOOR([.F25]))" office:value-type="float" office:value="15" calcext:value-type="float">
            <text:p>15.00</text:p>
          </table:table-cell>
          <table:table-cell table:style-name="ce224" table:formula="of:=IF([.G10];ODD([.G25])-2;FLOOR([.G25]))" office:value-type="float" office:value="25" calcext:value-type="float">
            <text:p>25.00</text:p>
          </table:table-cell>
          <table:table-cell table:number-columns-repeated="5"/>
        </table:table-row>
        <table:table-row table:style-name="ro4">
          <table:table-cell table:style-name="ce157" office:value-type="string" calcext:value-type="string">
            <text:p>Мін. товщина шва конструктивна, см</text:p>
          </table:table-cell>
          <table:table-cell table:style-name="ce224" table:formula="of:=([.B23]-[.B5]*[.B26])/([.B26]-1)" office:value-type="float" office:value="0.220890908589514" calcext:value-type="float">
            <text:p>0.22</text:p>
          </table:table-cell>
          <table:table-cell table:style-name="ce224" table:formula="of:=([.C23]-[.C5]*[.C26])/([.C26]-1)" office:value-type="float" office:value="0.83411959473647" calcext:value-type="float">
            <text:p>0.83</text:p>
          </table:table-cell>
          <table:table-cell table:style-name="ce224" table:formula="of:=([.D23]-[.D5]*[.D26])/([.D26]-1)" office:value-type="float" office:value="0.449767180985545" calcext:value-type="float">
            <text:p>0.45</text:p>
          </table:table-cell>
          <table:table-cell table:style-name="ce224" table:formula="of:=([.E23]-[.E5]*[.E26])/([.E26]-1)" office:value-type="float" office:value="0.704613201975347" calcext:value-type="float">
            <text:p>0.70</text:p>
          </table:table-cell>
          <table:table-cell table:formula="of:=([.F23]-[.F5]*[.F26])/([.F26]-1)" office:value-type="float" office:value="0.612124835216734" calcext:value-type="float">
            <text:p>0.61</text:p>
          </table:table-cell>
          <table:table-cell table:style-name="ce224" table:formula="of:=([.G23]-[.G5]*[.G26])/([.G26]-1)" office:value-type="float" office:value="0.204551594119741" calcext:value-type="float">
            <text:p>0.20</text:p>
          </table:table-cell>
          <table:table-cell table:number-columns-repeated="5"/>
        </table:table-row>
        <table:table-row table:style-name="ro4">
          <table:table-cell table:style-name="ce157" office:value-type="string" calcext:value-type="string">
            <text:p>Макс. товщина шва конструктивна, см</text:p>
          </table:table-cell>
          <table:table-cell table:style-name="ce224" table:formula="of:=([.B24]-[.B6]*[.B26])/([.B26]-1)" office:value-type="float" office:value="1.99075557139282" calcext:value-type="float">
            <text:p>1.99</text:p>
          </table:table-cell>
          <table:table-cell table:style-name="ce224" table:formula="of:=([.C24]-[.C6]*[.C26])/([.C26]-1)" office:value-type="float" office:value="2.09324585159445" calcext:value-type="float">
            <text:p>2.09</text:p>
          </table:table-cell>
          <table:table-cell table:style-name="ce224" table:formula="of:=([.D24]-[.D6]*[.D26])/([.D26]-1)" office:value-type="float" office:value="1.07154215371935" calcext:value-type="float">
            <text:p>1.07</text:p>
          </table:table-cell>
          <table:table-cell table:style-name="ce224" table:formula="of:=([.E24]-[.E6]*[.E26])/([.E26]-1)" office:value-type="float" office:value="1.74090482319836" calcext:value-type="float">
            <text:p>1.74</text:p>
          </table:table-cell>
          <table:table-cell table:formula="of:=([.F24]-[.F6]*[.F26])/([.F26]-1)" office:value-type="float" office:value="1.49200099336871" calcext:value-type="float">
            <text:p>1.49</text:p>
          </table:table-cell>
          <table:table-cell table:style-name="ce224" table:formula="of:=([.G24]-[.G6]*[.G26])/([.G26]-1)" office:value-type="float" office:value="1.48920018660069" calcext:value-type="float">
            <text:p>1.49</text:p>
          </table:table-cell>
          <table:table-cell table:number-columns-repeated="5"/>
        </table:table-row>
        <table:table-row table:style-name="ro4">
          <table:table-cell table:number-columns-repeated="12"/>
        </table:table-row>
        <table:table-row table:style-name="ro4">
          <table:table-cell table:style-name="Default"/>
          <table:table-cell table:style-name="ce225" office:value-type="string" calcext:value-type="string">
            <text:p>Вікно 1</text:p>
          </table:table-cell>
          <table:table-cell table:style-name="ce225" office:value-type="string" calcext:value-type="string">
            <text:p>Вікно 2</text:p>
          </table:table-cell>
          <table:table-cell table:style-name="ce225" office:value-type="string" calcext:value-type="string">
            <text:p>Вікно 3</text:p>
          </table:table-cell>
          <table:table-cell table:style-name="ce227" office:value-type="string" calcext:value-type="string">
            <text:p>Двері 1</text:p>
          </table:table-cell>
          <table:table-cell table:style-name="ce227" office:value-type="string" calcext:value-type="string">
            <text:p>Двері 2</text:p>
          </table:table-cell>
          <table:table-cell/>
          <table:table-cell table:style-name="ce225"/>
          <table:table-cell table:number-columns-repeated="4"/>
        </table:table-row>
        <table:table-row table:style-name="ro4">
          <table:table-cell office:value-type="string" calcext:value-type="string">
            <text:p>Ширина прольоту, см</text:p>
          </table:table-cell>
          <table:table-cell table:style-name="ce204" office:value-type="float" office:value="53" calcext:value-type="float">
            <text:p>53.0</text:p>
          </table:table-cell>
          <table:table-cell table:style-name="ce204" office:value-type="float" office:value="79" calcext:value-type="float">
            <text:p>79.0</text:p>
          </table:table-cell>
          <table:table-cell table:style-name="ce204" office:value-type="float" office:value="144" calcext:value-type="float">
            <text:p>144.0</text:p>
          </table:table-cell>
          <table:table-cell table:style-name="Default"/>
          <table:table-cell table:style-name="ce204" office:value-type="float" office:value="108" calcext:value-type="float">
            <text:p>108.0</text:p>
          </table:table-cell>
          <table:table-cell/>
          <table:table-cell table:style-name="ce204" table:number-columns-repeated="5"/>
        </table:table-row>
        <table:table-row table:style-name="ro4">
          <table:table-cell office:value-type="string" calcext:value-type="string">
            <text:p>Стріла арки, см</text:p>
          </table:table-cell>
          <table:table-cell table:style-name="ce204" office:value-type="float" office:value="3.3" calcext:value-type="float">
            <text:p>3.3</text:p>
          </table:table-cell>
          <table:table-cell table:style-name="ce204" office:value-type="float" office:value="5" calcext:value-type="float">
            <text:p>5.0</text:p>
          </table:table-cell>
          <table:table-cell table:style-name="ce204" office:value-type="float" office:value="9" calcext:value-type="float">
            <text:p>9.0</text:p>
          </table:table-cell>
          <table:table-cell table:style-name="Default"/>
          <table:table-cell table:style-name="ce204" office:value-type="float" office:value="12.4" calcext:value-type="float">
            <text:p>12.4</text:p>
          </table:table-cell>
          <table:table-cell/>
          <table:table-cell table:style-name="ce204" table:number-columns-repeated="5"/>
        </table:table-row>
        <table:table-row table:style-name="ro4">
          <table:table-cell office:value-type="string" calcext:value-type="string">
            <text:p>Висота цегли, см</text:p>
          </table:table-cell>
          <table:table-cell table:number-columns-repeated="3" table:style-name="ce204" office:value-type="float" office:value="25" calcext:value-type="float">
            <text:p>25.0</text:p>
          </table:table-cell>
          <table:table-cell table:style-name="Default"/>
          <table:table-cell table:style-name="ce204" office:value-type="float" office:value="25" calcext:value-type="float">
            <text:p>25.0</text:p>
          </table:table-cell>
          <table:table-cell/>
          <table:table-cell table:style-name="ce204" table:number-columns-repeated="5"/>
        </table:table-row>
        <table:table-row table:style-name="ro4">
          <table:table-cell office:value-type="string" calcext:value-type="string">
            <text:p>Кількість цегли, шт</text:p>
          </table:table-cell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21" calcext:value-type="float">
            <text:p>21</text:p>
          </table:table-cell>
          <table:table-cell table:style-name="Default"/>
          <table:table-cell table:style-name="ce226" office:value-type="float" office:value="16" calcext:value-type="float">
            <text:p>16</text:p>
          </table:table-cell>
          <table:table-cell/>
          <table:table-cell table:style-name="ce226" table:number-columns-repeated="5"/>
        </table:table-row>
        <table:table-row table:style-name="ro4">
          <table:table-cell office:value-type="string" calcext:value-type="string">
            <text:p>Товщина шва низ, см</text:p>
          </table:table-cell>
          <table:table-cell table:style-name="ce204" office:value-type="float" office:value="0.2" calcext:value-type="float">
            <text:p>0.2</text:p>
          </table:table-cell>
          <table:table-cell table:style-name="ce204" office:value-type="float" office:value="0.78" calcext:value-type="float">
            <text:p>0.8</text:p>
          </table:table-cell>
          <table:table-cell table:style-name="ce204" office:value-type="float" office:value="0.4" calcext:value-type="float">
            <text:p>0.4</text:p>
          </table:table-cell>
          <table:table-cell table:style-name="Default"/>
          <table:table-cell table:style-name="ce204" office:value-type="float" office:value="0.5" calcext:value-type="float">
            <text:p>0.5</text:p>
          </table:table-cell>
          <table:table-cell/>
          <table:table-cell table:style-name="ce204" table:number-columns-repeated="5"/>
        </table:table-row>
        <table:table-row table:style-name="ro4">
          <table:table-cell office:value-type="string" calcext:value-type="string">
            <text:p>Товщина шва верх, см</text:p>
          </table:table-cell>
          <table:table-cell table:style-name="ce204" office:value-type="float" office:value="2" calcext:value-type="float">
            <text:p>2.0</text:p>
          </table:table-cell>
          <table:table-cell table:style-name="ce204" office:value-type="float" office:value="2.05" calcext:value-type="float">
            <text:p>2.1</text:p>
          </table:table-cell>
          <table:table-cell table:style-name="ce204" office:value-type="float" office:value="1.1" calcext:value-type="float">
            <text:p>1.1</text:p>
          </table:table-cell>
          <table:table-cell table:style-name="Default"/>
          <table:table-cell table:style-name="ce204" office:value-type="float" office:value="2" calcext:value-type="float">
            <text:p>2.0</text:p>
          </table:table-cell>
          <table:table-cell/>
          <table:table-cell table:style-name="ce204" table:number-columns-repeated="5"/>
        </table:table-row>
        <table:table-row table:style-name="ro4">
          <table:table-cell office:value-type="string" calcext:value-type="string">
            <text:p>Загальна висота арки, см</text:p>
          </table:table-cell>
          <table:table-cell table:style-name="ce204" office:value-type="float" office:value="28.3" calcext:value-type="float">
            <text:p>28.3</text:p>
          </table:table-cell>
          <table:table-cell table:style-name="ce204" office:value-type="float" office:value="30" calcext:value-type="float">
            <text:p>30.0</text:p>
          </table:table-cell>
          <table:table-cell table:style-name="ce204" office:value-type="float" office:value="34" calcext:value-type="float">
            <text:p>34.0</text:p>
          </table:table-cell>
          <table:table-cell table:style-name="Default"/>
          <table:table-cell table:style-name="ce204" office:value-type="float" office:value="37.4" calcext:value-type="float">
            <text:p>37.4</text:p>
          </table:table-cell>
          <table:table-cell/>
          <table:table-cell table:style-name="ce204" table:number-columns-repeated="5"/>
        </table:table-row>
        <table:table-row table:style-name="ro4" table:number-rows-repeated="1048538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Пройом" table:style-name="ta1">
        <office:forms form:automatic-focus="false" form:apply-design-mode="false"/>
        <table:table-column table:style-name="co9" table:default-cell-style-name="ce211"/>
        <table:table-column table:style-name="co2" table:default-cell-style-name="ce150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</table:table-row>
        <table:table-row table:style-name="ro4">
          <table:table-cell table:style-name="ce206" office:value-type="string" calcext:value-type="string">
            <text:p>Потрібна висота отвору, см</text:p>
          </table:table-cell>
          <table:table-cell table:style-name="ce216" office:value-type="float" office:value="255" calcext:value-type="float">
            <text:p>255.0</text:p>
          </table:table-cell>
        </table:table-row>
        <table:table-row table:style-name="ro4">
          <table:table-cell table:style-name="ce206" office:value-type="string" calcext:value-type="string">
            <text:p>Висота балки, см</text:p>
          </table:table-cell>
          <table:table-cell table:style-name="ce216" office:value-type="float" office:value="25" calcext:value-type="float">
            <text:p>25.0</text:p>
          </table:table-cell>
        </table:table-row>
        <table:table-row table:style-name="ro4">
          <table:table-cell table:style-name="ce206" office:value-type="string" calcext:value-type="string">
            <text:p>Висота зразка кладки, см</text:p>
          </table:table-cell>
          <table:table-cell table:style-name="ce80" office:value-type="float" office:value="159" calcext:value-type="float">
            <text:p>159.0</text:p>
          </table:table-cell>
        </table:table-row>
        <table:table-row table:style-name="ro4">
          <table:table-cell table:style-name="ce206" office:value-type="string" calcext:value-type="string">
            <text:p>Товщина цегли, см</text:p>
          </table:table-cell>
          <table:table-cell table:style-name="ce80" office:value-type="float" office:value="6.5" calcext:value-type="float">
            <text:p>6.5</text:p>
          </table:table-cell>
        </table:table-row>
        <table:table-row table:style-name="ro4">
          <table:table-cell table:style-name="ce208" office:value-type="string" calcext:value-type="string">
            <text:p>Кількість рядів у зразку, шт</text:p>
          </table:table-cell>
          <table:table-cell table:style-name="ce82" office:value-type="float" office:value="21" calcext:value-type="float">
            <text:p>21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68"/>
        </table:table-row>
        <table:table-row table:style-name="ro4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.1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.1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1" table:formula="of:=CEILING(([.B2]+[.B3])/[.B20]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1" table:formula="of:=[.B12]-[.B2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Доступна висота отвору менша, см</text:p>
          </table:table-cell>
          <table:table-cell table:style-name="ce152" table:formula="of:=[.B17]*[.B20]-[.B3]" office:value-type="float" office:value="247.571428571429" calcext:value-type="float">
            <text:p>247.6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style-name="ce152" table:formula="of:=[.B14]+[.B3]" office:value-type="float" office:value="272.571428571429" calcext:value-type="float">
            <text:p>272.6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style-name="ce152" table:formula="of:=[.B23]*[.B20]-[.B3]-2*[.B19]" office:value-type="float" office:value="3.14285714285714" calcext:value-type="float">
            <text:p>3.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3" table:formula="of:=FLOOR(([.B2]+[.B3])/[.B20]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3" table:formula="of:=[.B17]-[.B2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Товщина шва середня, см</text:p>
          </table:table-cell>
          <table:table-cell table:style-name="ce83" table:formula="of:=[.B20]-[.B5]" office:value-type="float" office:value="1.07142857142857" calcext:value-type="float">
            <text:p>1.1</text:p>
          </table:table-cell>
        </table:table-row>
        <table:table-row table:style-name="ro4">
          <table:table-cell table:style-name="ce212" office:value-type="string" calcext:value-type="string">
            <text:p>Висота рядка із швом середня, см</text:p>
          </table:table-cell>
          <table:table-cell table:style-name="ce85" table:formula="of:=[.B4]/[.B6]" office:value-type="float" office:value="7.57142857142857" calcext:value-type="float">
            <text:p>7.6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</table:table-row>
        <table:table-row table:style-name="ro4">
          <table:table-cell table:style-name="ce157" office:value-type="string" calcext:value-type="string">
            <text:p>Кількість повних рядів у балці, шт</text:p>
          </table:table-cell>
          <table:table-cell table:style-name="ce226" table:formula="of:=CEILING(([.B3]+[.B19])/[.B20])" office:value-type="float" office:value="4" calcext:value-type="float">
            <text:p>4</text:p>
          </table:table-cell>
        </table:table-row>
      </table:table>
      <table:table table:name="Плити" table:style-name="ta1">
        <office:forms form:automatic-focus="false" form:apply-design-mode="false"/>
        <table:table-column table:style-name="co10" table:default-cell-style-name="ce155"/>
        <table:table-column table:style-name="co11" table:default-cell-style-name="ce159"/>
        <table:table-column table:style-name="co2" table:default-cell-style-name="ce18"/>
        <table:table-column table:style-name="co12" table:default-cell-style-name="ce192"/>
        <table:table-column table:style-name="co2" table:default-cell-style-name="ce186"/>
        <table:table-column table:style-name="co13" table:default-cell-style-name="ce197"/>
        <table:table-row table:style-name="ro2">
          <table:table-cell table:style-name="ce2" office:value-type="string" calcext:value-type="string" table:number-columns-spanned="5" table:number-rows-spanned="1">
            <text:p>Плити залізобетонні, вартість</text:p>
          </table:table-cell>
          <table:covered-table-cell table:number-columns-repeated="4" table:style-name="Default"/>
          <table:table-cell table:style-name="Default"/>
        </table:table-row>
        <table:table-row table:style-name="ro3">
          <table:table-cell table:style-name="ce154" office:value-type="string" calcext:value-type="string">
            <text:p>Плита</text:p>
          </table:table-cell>
          <table:table-cell table:style-name="ce14" office:value-type="string" calcext:value-type="string">
            <text:p>Розмір, мм</text:p>
          </table:table-cell>
          <table:table-cell table:style-name="ce14" office:value-type="string" calcext:value-type="string">
            <text:p>Артікул</text:p>
          </table:table-cell>
          <table:table-cell table:style-name="ce14" office:value-type="string" calcext:value-type="string">
            <text:p>Ціна за 1, грн</text:p>
          </table:table-cell>
          <table:table-cell table:style-name="ce14" office:value-type="string" calcext:value-type="string">
            <text:p>Кількість</text:p>
          </table:table-cell>
          <table:table-cell table:style-name="ce196" office:value-type="string" calcext:value-type="string">
            <text:p>Вартість, грн</text:p>
          </table:table-cell>
        </table:table-row>
        <table:table-row table:style-name="ro4">
          <table:table-cell office:value-type="string" calcext:value-type="string">
            <text:p>ПК 44-15-8</text:p>
          </table:table-cell>
          <table:table-cell office:value-type="string" calcext:value-type="string">
            <text:p>4380 x 1490 x 220</text:p>
          </table:table-cell>
          <table:table-cell office:value-type="float" office:value="10000348" calcext:value-type="float">
            <text:p>10000348</text:p>
          </table:table-cell>
          <table:table-cell office:value-type="currency" office:currency="UAH" office:value="5673" calcext:value-type="currency">
            <text:p>5,673 грн.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currency" office:currency="UAH" office:value="68076" calcext:value-type="currency">
            <text:p>68,076 грн.</text:p>
          </table:table-cell>
        </table:table-row>
        <table:table-row table:style-name="ro4">
          <table:table-cell office:value-type="string" calcext:value-type="string">
            <text:p>ПК 50-15-8</text:p>
          </table:table-cell>
          <table:table-cell office:value-type="string" calcext:value-type="string">
            <text:p>4980 x 1490 x 220</text:p>
          </table:table-cell>
          <table:table-cell office:value-type="float" office:value="10000394" calcext:value-type="float">
            <text:p>10000394</text:p>
          </table:table-cell>
          <table:table-cell office:value-type="currency" office:currency="UAH" office:value="6288" calcext:value-type="currency">
            <text:p>6,288 грн.</text:p>
          </table:table-cell>
          <table:table-cell office:value-type="float" office:value="7" calcext:value-type="float">
            <text:p>7</text:p>
          </table:table-cell>
          <table:table-cell table:formula="of:=[.D4]*[.E4]" office:value-type="currency" office:currency="UAH" office:value="44016" calcext:value-type="currency">
            <text:p>44,016 грн.</text:p>
          </table:table-cell>
        </table:table-row>
        <table:table-row table:style-name="ro4">
          <table:table-cell office:value-type="string" calcext:value-type="string">
            <text:p>ПК 33-10-8</text:p>
          </table:table-cell>
          <table:table-cell office:value-type="string" calcext:value-type="string">
            <text:p>3280 x 990 x 220</text:p>
          </table:table-cell>
          <table:table-cell office:value-type="float" office:value="10000262" calcext:value-type="float">
            <text:p>10000262</text:p>
          </table:table-cell>
          <table:table-cell office:value-type="currency" office:currency="UAH" office:value="3567" calcext:value-type="currency">
            <text:p>3,567 грн.</text:p>
          </table:table-cell>
          <table:table-cell office:value-type="float" office:value="4" calcext:value-type="float">
            <text:p>4</text:p>
          </table:table-cell>
          <table:table-cell table:formula="of:=[.D5]*[.E5]" office:value-type="currency" office:currency="UAH" office:value="14268" calcext:value-type="currency">
            <text:p>14,268 грн.</text:p>
          </table:table-cell>
        </table:table-row>
        <table:table-row table:style-name="ro4">
          <table:table-cell office:value-type="string" calcext:value-type="string">
            <text:p>ПК 33-15-8</text:p>
          </table:table-cell>
          <table:table-cell office:value-type="string" calcext:value-type="string">
            <text:p>3280 x 1490 x 220</text:p>
          </table:table-cell>
          <table:table-cell office:value-type="float" office:value="10000265" calcext:value-type="float">
            <text:p>10000265</text:p>
          </table:table-cell>
          <table:table-cell office:value-type="currency" office:currency="UAH" office:value="4623" calcext:value-type="currency">
            <text:p>4,623 грн.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AH" office:value="4623" calcext:value-type="currency">
            <text:p>4,623 грн.</text:p>
          </table:table-cell>
        </table:table-row>
        <table:table-row table:style-name="ro4">
          <table:table-cell office:value-type="string" calcext:value-type="string">
            <text:p>ПК 17-15-8</text:p>
          </table:table-cell>
          <table:table-cell office:value-type="string" calcext:value-type="string">
            <text:p>1680 x 1490 x 220</text:p>
          </table:table-cell>
          <table:table-cell office:value-type="string" calcext:value-type="string">
            <text:p>1000 0159</text:p>
          </table:table-cell>
          <table:table-cell office:value-type="currency" office:currency="UAH" office:value="2934" calcext:value-type="currency">
            <text:p>2,934 грн.</text:p>
          </table:table-cell>
          <table:table-cell office:value-type="float" office:value="4" calcext:value-type="float">
            <text:p>4</text:p>
          </table:table-cell>
          <table:table-cell table:formula="of:=[.D7]*[.E7]" office:value-type="currency" office:currency="UAH" office:value="11736" calcext:value-type="currency">
            <text:p>11,736 грн.</text:p>
          </table:table-cell>
        </table:table-row>
        <table:table-row table:style-name="ro4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 table:number-columns-repeated="2"/>
          <table:table-cell table:style-name="ce42" table:formula="of:=SUM([.F3:.F7])" office:value-type="currency" office:currency="UAH" office:value="142719" calcext:value-type="currency">
            <text:p>142,719 грн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/>
    </number:number-style>
    <number:number-style style:name="N12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" number:title="User-defined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5" number:title="User-defined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3">00/00/0000</text:date>, <text:time style:data-style-name="N2" text:time-value="00:34:10.733652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3-05-13T02:37:40.165523162</dc:date>
    <dc:creator>Віталій Євтушенко</dc:creator>
    <meta:editing-duration>P4DT12H29M23S</meta:editing-duration>
    <meta:editing-cycles>103</meta:editing-cycles>
    <meta:generator>LibreOffice/6.2.8.2$Linux_X86_64 LibreOffice_project/20$Build-2</meta:generator>
    <meta:document-statistic meta:table-count="4" meta:cell-count="757" meta:object-count="0"/>
  </office:meta>
</office:document-meta>
</file>